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7b026" officeooo:paragraph-rsid="0007b026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82a66" officeooo:paragraph-rsid="00082a66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a318a" officeooo:paragraph-rsid="000a318a" style:font-size-asian="15pt" style:font-size-complex="15pt"/>
    </style:style>
    <style:style style:name="T1" style:family="text">
      <style:text-properties officeooo:rsid="0007b026"/>
    </style:style>
    <style:style style:name="T2" style:family="text">
      <style:text-properties officeooo:rsid="00096e4c"/>
    </style:style>
    <style:style style:name="T3" style:family="text">
      <style:text-properties fo:color="#c9211e" loext:opacity="100%" officeooo:rsid="00096e4c"/>
    </style:style>
    <style:style style:name="T4" style:family="text">
      <style:text-properties fo:color="#c9211e" loext:opacity="100%" officeooo:rsid="000be1bf"/>
    </style:style>
    <style:style style:name="T5" style:family="text">
      <style:text-properties officeooo:rsid="000be1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__________<text:span text:style-name="T1">ASSET PIPELINE__________</text:span></text:p>
      <text:p text:style-name="P1"/>
      <text:p text:style-name="P2">Pour gérer du CSS ou du JS dans rails, il faut utiliser l’asset pipeline.</text:p>
      <text:p text:style-name="P2"/>
      <text:p text:style-name="P3">Avec l’asset pipeline, il y a trois différentes sources de CSS :</text:p>
      <text:p text:style-name="P3"><text:tab/></text:p>
      <text:p text:style-name="P3"><text:tab/>-<text:span text:style-name="T2">Le CSS du projet va dans ‘</text:span><text:span text:style-name="T3">app/assets/stylesheets/</text:span><text:span text:style-name="T2">’</text:span></text:p>
      <text:p text:style-name="P3"><text:tab/>-<text:span text:style-name="T2">Le CSS de l’entreprise va dans ‘</text:span><text:span text:style-name="T3">lib/assets/stylesheets/</text:span><text:span text:style-name="T2">’</text:span></text:p>
      <text:p text:style-name="P3"><text:tab/>-<text:span text:style-name="T2">Le CSS des librairies externes va dans ‘</text:span><text:span text:style-name="T3">vendor/assets/stylesheets/</text:span><text:span text:style-name="T2">’</text:span></text:p>
      <text:p text:style-name="P3"/>
      <text:p text:style-name="P4">Une fois les fichier CSS bien installés, il faut donner les bon path.</text:p>
      <text:p text:style-name="P4"/>
      <text:p text:style-name="P4">1:d<text:span text:style-name="T5">ans ‘</text:span><text:span text:style-name="T4">config/initializers/assets.rb</text:span><text:span text:style-name="T5">’, il faut ajouter les lignes suivantes pour chaque chemin :</text:span></text:p>
      <text:p text:style-name="P4"><text:tab/>‘<text:span text:style-name="T4">rails.application.config.assets.paths &lt;&lt; rails.root.join(‘’lib’’, ‘’assets’’, ‘’stylesheets’’)</text:span><text:span text:style-name="T5">’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1T12:52:22.208000000</meta:creation-date>
    <dc:date>2021-02-22T11:30:24.610000000</dc:date>
    <meta:editing-duration>PT21H46M27S</meta:editing-duration>
    <meta:editing-cycles>1</meta:editing-cycles>
    <meta:document-statistic meta:table-count="0" meta:image-count="0" meta:object-count="0" meta:page-count="1" meta:paragraph-count="10" meta:word-count="80" meta:character-count="615" meta:non-whitespace-character-count="538"/>
    <meta:generator>LibreOffice/7.1.0.3$Windows_X86_64 LibreOffice_project/f6099ecf3d29644b5008cc8f48f42f4a40986e4c</meta:generator>
  </office:meta>
</office:document-meta>
</file>